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80000001FCE58C67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1" svg:font-family="'DejaVu Sans Mono'" style:font-family-generic="modern" style:font-pitch="fixed"/>
    <style:font-face style:name="DejaVu Sans Mono2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style:font-name="Bitstream Vera Sans"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Bitstream Vera Sans" fo:font-size="22pt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Bitstream Vera Sans" fo:font-size="16pt" style:font-size-asian="16pt" style:font-size-complex="16pt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 style:master-page-name="">
      <style:paragraph-properties fo:orphans="0" fo:widows="0" style:page-number="auto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Standard" style:list-style-name="L1">
      <style:paragraph-properties fo:orphans="0" fo:widows="0"/>
    </style:style>
    <style:style style:name="P8" style:family="paragraph" style:parent-style-name="Standard" style:list-style-name="L2">
      <style:paragraph-properties fo:orphans="0" fo:widows="0"/>
    </style:style>
    <style:style style:name="P9" style:family="paragraph" style:parent-style-name="Standard" style:list-style-name="L3">
      <style:paragraph-properties fo:orphans="0" fo:widows="0"/>
    </style:style>
    <style:style style:name="P10" style:family="paragraph" style:parent-style-name="Standard" style:list-style-name="L4">
      <style:paragraph-properties fo:orphans="0" fo:widows="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3472in" svg:y="10.1874in" svg:width="0.8827in" svg:height="0.311in" draw:z-index="0">
        <draw:image xlink:href="Pictures/10000201000000580000001FCE58C672.png" xlink:type="simple" xlink:show="embed" xlink:actuate="onLoad"/>
      </draw:fram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gramming with Haiku</text:p>
      <text:p text:style-name="P3"/>
      <text:p text:style-name="P3">Unit 1 Review</text:p>
      <text:p text:style-name="P3"/>
      <text:p text:style-name="P3">Written by DarkWyr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All material © 2010 DarkWyrm</text:p>
      <text:h text:style-name="P6" text:outline-level="2">Lesson 1</text:h>
      <text:list xml:id="list1653129894" text:style-name="L1">
        <text:list-item>
          <text:p text:style-name="P7">What are templates?</text:p>
        </text:list-item>
        <text:list-item>
          <text:p text:style-name="P7">What are templates most often used to create?</text:p>
        </text:list-item>
        <text:list-item>
          <text:p text:style-name="P7">How is a template-based class declaration different from a regular one? A template-based function declaration?</text:p>
        </text:list-item>
        <text:list-item>
          <text:p text:style-name="P7">Why must functions which use templates be defined in a header file?</text:p>
        </text:list-item>
        <text:list-item>
          <text:p text:style-name="P7">What is the difference between a vector and a deque?</text:p>
        </text:list-item>
        <text:list-item>
          <text:p text:style-name="P7">What is the main drawback of the list container?</text:p>
        </text:list-item>
        <text:list-item>
          <text:p text:style-name="P7">What is the namespace used by the Standard Template Library?</text:p>
        </text:list-item>
        <text:list-item>
          <text:p text:style-name="P7">What does the <text:span text:style-name="Code">using</text:span> keyword do?</text:p>
        </text:list-item>
      </text:list>
      <text:h text:style-name="Heading_20_2" text:outline-level="2">Lesson 2</text:h>
      <text:list xml:id="list688217357" text:style-name="L2">
        <text:list-item>
          <text:p text:style-name="P8">What is the difference between the <text:span text:style-name="Code">map</text:span> and <text:span text:style-name="Code">set</text:span> containers?</text:p>
        </text:list-item>
        <text:list-item>
          <text:p text:style-name="P8">What is the purpose of the <text:span text:style-name="Code">equal_range()</text:span> method used by <text:span text:style-name="Code">multimap</text:span> and <text:span text:style-name="Code">multiset</text:span>?</text:p>
        </text:list-item>
        <text:list-item>
          <text:p text:style-name="P8">What is FIFO processing and which container adapter is well-suited to it? LIFO processing?</text:p>
        </text:list-item>
        <text:list-item>
          <text:p text:style-name="P8">What is the difference between the <text:span text:style-name="Code">queue</text:span> and <text:span text:style-name="Code">priority_queue</text:span> containers?</text:p>
        </text:list-item>
      </text:list>
      <text:h text:style-name="Heading_20_2" text:outline-level="2">Lesson 3</text:h>
      <text:list xml:id="list1815194719" text:style-name="L3">
        <text:list-item>
          <text:p text:style-name="P9">What are the four standard C++ streams?</text:p>
        </text:list-item>
        <text:list-item>
          <text:p text:style-name="P9">What is the difference between <text:span text:style-name="Code">istream::bad()</text:span> and <text:span text:style-name="Code">istream()::fail()</text:span>?</text:p>
        </text:list-item>
        <text:list-item>
          <text:p text:style-name="P9">Why should the <text:span text:style-name="Code">endl</text:span> constant be used instead of <text:span text:style-name="Code">'\n'</text:span> when writing an end-of-line character to a C++ stream?</text:p>
        </text:list-item>
        <text:list-item>
          <text:p text:style-name="P9">What is the call stack?</text:p>
        </text:list-item>
        <text:list-item>
          <text:p text:style-name="P9">What does the <text:span text:style-name="Code">boolalpha</text:span> formatter do?</text:p>
        </text:list-item>
        <text:list-item>
          <text:p text:style-name="P9">Why are exceptions not normally used in Haiku?</text:p>
        </text:list-item>
      </text:list>
      <text:h text:style-name="Heading_20_2" text:outline-level="2">Lesson 4</text:h>
      <text:list xml:id="list1167399530" text:style-name="L4">
        <text:list-item>
          <text:p text:style-name="P10">Why was the Subversion project started?</text:p>
        </text:list-item>
        <text:list-item>
          <text:p text:style-name="P10">What setup work should be done before Mercurial is used?</text:p>
        </text:list-item>
        <text:list-item>
          <text:p text:style-name="P10">What is the purpose of the shell variable <text:span text:style-name="Code">EDITOR</text:span> in relation to Mercurial?</text:p>
        </text:list-item>
        <text:list-item>
          <text:p text:style-name="P10">What command creates a Mercurial repository?</text:p>
        </text:list-item>
        <text:list-item>
          <text:p text:style-name="P10">What is the difference between <text:span text:style-name="Code">hg commit</text:span> and <text:span text:style-name="Code">hg push</text:span>?</text:p>
        </text:list-item>
        <text:list-item>
          <text:p text:style-name="P10">What does <text:span text:style-name="Code">hg revert</text:span> do?</text:p>
        </text:list-item>
      </text:list>
      <text:p text:style-name="Standard"><text:span text:style-name="proof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1" svg:font-family="'DejaVu Sans Mono'" style:font-family-generic="modern" style:font-pitch="fixed"/>
    <style:font-face style:name="DejaVu Sans Mono2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shadow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style="italic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1pt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CodeBlock" style:family="paragraph" style:parent-style-name="Standard">
      <style:paragraph-properties style:shadow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DejaVu Sans Mono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Proofreading" style:family="paragraph" style:parent-style-name="Standard"/>
    <style:style style:name="Code" style:family="text">
      <style:text-properties style:font-name="DejaVu Sans Mono2" fo:font-size="10pt" style:font-size-asian="10pt" style:font-size-complex="10pt"/>
    </style:style>
    <style:style style:name="Definition" style:family="text">
      <style:text-properties fo:font-weight="bold" fo:background-color="transparent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comment1_5f_cpp" style:display-name="comment1_cpp" style:family="text">
      <style:text-properties fo:color="#800080" fo:font-style="normal" fo:font-weight="normal"/>
    </style:style>
    <style:style style:name="comment0_5f_cpp" style:display-name="comment0_cpp" style:family="text">
      <style:text-properties fo:color="#008000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0000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999999" fo:font-style="normal" fo:font-weight="normal"/>
    </style:style>
    <style:style style:name="escaped_5f_cpp" style:display-name="escaped_cpp" style:family="text">
      <style:text-properties fo:color="#666666" fo:font-style="normal" fo:font-weight="bold"/>
    </style:style>
    <style:style style:name="keyword0_5f_cpp" style:display-name="keyword0_cpp" style:family="text">
      <style:text-properties fo:color="#0000f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Numbering_20_Symbols" style:display-name="Numbering Symbols" style:family="text"/>
    <style:style style:name="member0_5f_cpp" style:display-name="member0_cpp" style:family="text">
      <style:text-properties fo:color="#007788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1" style:font-name-asian="DejaVu Sans Mono1" style:font-name-complex="DejaVu Sans Mono1"/>
    </style:style>
    <style:style style:name="Book_20_Reference" style:display-name="Book Referenc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of-strike" style:family="text">
      <style:text-properties fo:color="#ff0000" style:text-line-through-style="solid" fo:background-color="#ffff00"/>
    </style:style>
    <style:style style:name="proof" style:family="text">
      <style:text-properties fo:color="#ff0000" fo:background-color="#ffff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11T08:55:39</meta:creation-date>
    <dc:date>2011-01-09T07:59:07</dc:date>
    <meta:editing-duration>PT89H35M17S</meta:editing-duration>
    <meta:editing-cycles>1348</meta:editing-cycles>
    <meta:generator>OpenOffice.org/3.2$Linux OpenOffice.org_project/320m19$Build-9505</meta:generator>
    <dc:creator>DarkWyrm </dc:creator>
    <meta:document-statistic meta:table-count="0" meta:image-count="1" meta:object-count="0" meta:page-count="2" meta:paragraph-count="32" meta:word-count="269" meta:character-count="1500"/>
    <meta:user-defined meta:name="Info 1"/>
    <meta:user-defined meta:name="Info 2"/>
    <meta:user-defined meta:name="Info 3"/>
    <meta:user-defined meta:name="Info 4"/>
  </office:meta>
</office:document-meta>
</file>